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NegotiationConfigurerTests.ad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onConfigurerTests.setMultipleDefault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ConfigurerTests.setDefaultContentTyp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ConfigurerTests.favor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NegotiationConfigurerTests.ignoreAccep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NegotiationConfigurerTests.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entNegotiationConfigurerTests.set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Configur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